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79" style:family="table">
      <style:table-properties style:width="16.159cm" fo:margin-left="0.439cm" fo:margin-right="0.4cm" table:align="margins" style:writing-mode="lr-tb"/>
    </style:style>
    <style:style style:name="Tabla79.A" style:family="table-column">
      <style:table-column-properties style:column-width="8.052cm" style:rel-column-width="32657*"/>
    </style:style>
    <style:style style:name="Tabla79.B" style:family="table-column">
      <style:table-column-properties style:column-width="8.107cm" style:rel-column-width="32878*"/>
    </style:style>
    <style:style style:name="Tabla7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9.B1" style:family="table-cell">
      <style:table-cell-properties style:vertical-align="middle" fo:padding="0.097cm" fo:border="0.5pt solid #000000"/>
    </style:style>
    <style:style style:name="Tabla7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0" style:family="table">
      <style:table-properties style:width="16.168cm" fo:margin-left="0.43cm" fo:margin-right="0.4cm" table:align="margins" style:writing-mode="lr-tb"/>
    </style:style>
    <style:style style:name="Tabla80.A" style:family="table-column">
      <style:table-column-properties style:column-width="8.07cm" style:rel-column-width="32712*"/>
    </style:style>
    <style:style style:name="Tabla80.B" style:family="table-column">
      <style:table-column-properties style:column-width="8.098cm" style:rel-column-width="32823*"/>
    </style:style>
    <style:style style:name="Tabla80.A1" style:family="table-cell">
      <style:table-cell-properties style:vertical-align="middle" fo:padding="0.097cm" fo:border="0.5pt solid #000000"/>
    </style:style>
    <style:style style:name="Tabla8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0.3" style:family="table-row">
      <style:table-row-properties style:min-row-height="1.124cm"/>
    </style:style>
    <style:style style:name="Tabla82" style:family="table">
      <style:table-properties style:width="16.159cm" fo:margin-left="0.42cm" fo:margin-right="0.42cm" table:align="margins" style:writing-mode="lr-tb"/>
    </style:style>
    <style:style style:name="Tabla82.A" style:family="table-column">
      <style:table-column-properties style:column-width="16.159cm" style:rel-column-width="65535*"/>
    </style:style>
    <style:style style:name="Tabla82.A1" style:family="table-cell">
      <style:table-cell-properties style:vertical-align="middle" fo:padding="0.097cm" fo:border="0.5pt solid #000000"/>
    </style:style>
    <style:style style:name="Tabla8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3" style:family="table">
      <style:table-properties style:width="16.159cm" fo:margin-left="0.42cm" fo:margin-right="0.42cm" table:align="margins"/>
    </style:style>
    <style:style style:name="Tabla83.A" style:family="table-column">
      <style:table-column-properties style:column-width="16.159cm" style:rel-column-width="65535*"/>
    </style:style>
    <style:style style:name="Tabla83.A1" style:family="table-cell">
      <style:table-cell-properties fo:padding="0.097cm" fo:border="0.5pt solid #000000"/>
    </style:style>
    <style:style style:name="Tabla8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5" style:family="table">
      <style:table-properties style:width="16.159cm" fo:margin-left="0.42cm" fo:margin-right="0.42cm" table:align="margins" style:writing-mode="lr-tb"/>
    </style:style>
    <style:style style:name="Tabla85.A" style:family="table-column">
      <style:table-column-properties style:column-width="16.159cm" style:rel-column-width="65535*"/>
    </style:style>
    <style:style style:name="Tabla85.A1" style:family="table-cell">
      <style:table-cell-properties style:vertical-align="middle" fo:padding="0.097cm" fo:border="0.5pt solid #000000"/>
    </style:style>
    <style:style style:name="Tabla8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color="#000000" style:font-name="arial" fo:hyphenate="true" fo:hyphenation-remain-char-count="2" fo:hyphenation-push-char-count="2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1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2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3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liminar Fase</text:p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8">Nombre del Caso de Uso: <text:span text:style-name="T4">Eliminar Fase.</text:span></text:p>
          </table:table-cell>
          <table:table-cell table:style-name="Tabla79.B1" office:value-type="string">
            <text:p text:style-name="P8">Nro. de Caso de Uso:<text:span text:style-name="T4"> CU 51</text:span></text:p>
          </table:table-cell>
        </table:table-row>
        <table:table-row>
          <table:table-cell table:style-name="Tabla79.A2" table:number-columns-spanned="2" office:value-type="string">
            <text:p text:style-name="P8">Actor Principal: <text:span text:style-name="T4">Líder del Proyecto.</text:span></text:p>
          </table:table-cell>
          <table:covered-table-cell/>
        </table:table-row>
        <table:table-row>
          <table:table-cell table:style-name="Tabla79.A2" table:number-columns-spanned="2" office:value-type="string">
            <text:p text:style-name="P8">Objetivo: <text:span text:style-name="T4">Permite eliminar las Fases de un proyecto determinado antes de la iniciación del mismo. </text:span></text:p>
          </table:table-cell>
          <table:covered-table-cell/>
        </table:table-row>
        <table:table-row>
          <table:table-cell table:style-name="Tabla79.A2" table:number-columns-spanned="2" office:value-type="string">
            <text:p text:style-name="P8">Pre-condiciones:</text:p>
            <text:p text:style-name="P3"><text:span text:style-name="T4">1</text:span> <text:span text:style-name="T4">– </text:span><text:span text:style-name="T4">Debe estar existir un usuario Líder del Proyecto.</text:span></text:p>
            <text:p text:style-name="P7"><text:span text:style-name="UC_5f_NormalAzul_20_Car"><text:span text:style-name="T5">2 –El Líder del proyecto debe haber iniciado sesión exitosamente y estar con la sesión abierta.</text:span></text:span></text:p>
            <text:p text:style-name="P9">3 – Solo puede ser eliminada una Fase correspondiente al Proyecto actual.</text:p>
            <text:p text:style-name="P9">4 <text:bookmark-start text:name="__DdeLink__18841_15333373411"/>–<text:bookmark-end text:name="__DdeLink__18841_15333373411"/> El proyecto no debe haber iniciado.</text:p>
          </table:table-cell>
          <table:covered-table-cell/>
        </table:table-row>
        <table:table-row>
          <table:table-cell table:style-name="Tabla79.A2" table:number-columns-spanned="2" office:value-type="string">
            <text:p text:style-name="P8">Post-condiciones:</text:p>
            <text:p text:style-name="P8"><text:span text:style-name="T4">1</text:span> <text:span text:style-name="T4">–</text:span><text:span text:style-name="T4"> El sistema procederá a la eliminación de la Fase.</text:span></text:p>
          </table:table-cell>
          <table:covered-table-cell/>
        </table:table-row>
      </table:table>
      <text:p text:style-name="P4"/>
      <text:p text:style-name="P2"><text:span text:style-name="T6">Diagramas de casos de uso relacionados: </text:span><text:span text:style-name="UC_5f_NormalAzul_20_Car"><text:span text:style-name="T7">Diagrama de Casos de Uso de Módulo de Desarrollo.</text:span></text:span></text:p>
      <text:p text:style-name="P6"/>
      <table:table table:name="Tabla80" table:style-name="Tabla80">
        <table:table-column table:style-name="Tabla80.A"/>
        <table:table-column table:style-name="Tabla80.B"/>
        <table:table-row>
          <table:table-cell table:style-name="Tabla80.A1" table:number-columns-spanned="2" office:value-type="string">
            <text:p text:style-name="P8">CURSO NORMAL(Camino exitoso)</text:p>
            <text:p text:style-name="P8"/>
          </table:table-cell>
          <table:covered-table-cell/>
        </table:table-row>
        <table:table-row>
          <table:table-cell table:style-name="Tabla80.A2" office:value-type="string">
            <text:p text:style-name="P8">Usuario</text:p>
          </table:table-cell>
          <table:table-cell table:style-name="Tabla80.B2" office:value-type="string">
            <text:p text:style-name="P8">Sistema</text:p>
          </table:table-cell>
        </table:table-row>
        <table:table-row table:style-name="Tabla80.3">
          <table:table-cell table:style-name="Tabla80.A2" office:value-type="string">
            <text:p text:style-name="P10">1 <text:span text:style-name="T4">–</text:span> Selecciona la opción Eliminar Fase.</text:p>
          </table:table-cell>
          <table:table-cell table:style-name="Tabla80.B2" office:value-type="string">
            <text:p text:style-name="P10">2 <text:span text:style-name="T4">– Se despliega la lista de Fases correspondientes al Proyecto actual.</text:span></text:p>
          </table:table-cell>
        </table:table-row>
        <table:table-row table:style-name="Tabla80.3">
          <table:table-cell table:style-name="Tabla80.A2" office:value-type="string">
            <text:p text:style-name="P10">3 <text:span text:style-name="T4">– Selecciona una Fase.</text:span></text:p>
          </table:table-cell>
          <table:table-cell table:style-name="Tabla80.B2" office:value-type="string">
            <text:p text:style-name="P10"/>
          </table:table-cell>
        </table:table-row>
        <table:table-row table:style-name="Tabla80.3">
          <table:table-cell table:style-name="Tabla80.A2" office:value-type="string">
            <text:p text:style-name="P10"><text:bookmark-start text:name="__DdeLink__17410_10543304321"/>4 <text:span text:style-name="T4">–</text:span><text:bookmark-end text:name="__DdeLink__17410_10543304321"/> Selecciona la opción Eliminar.</text:p>
          </table:table-cell>
          <table:table-cell table:style-name="Tabla80.B2" office:value-type="string">
            <text:p text:style-name="P10">5 <text:span text:style-name="T4">– Se despliega un mensaje de confirmación de eliminación de la Fase.</text:span></text:p>
          </table:table-cell>
        </table:table-row>
        <table:table-row table:style-name="Tabla80.3">
          <table:table-cell table:style-name="Tabla80.A2" office:value-type="string">
            <text:p text:style-name="P10">6 <text:bookmark-start text:name="__DdeLink__13429_6801559641"/><text:span text:style-name="T4">–</text:span><text:bookmark-end text:name="__DdeLink__13429_6801559641"/><text:span text:style-name="T4"> Se confirma la operación.</text:span></text:p>
          </table:table-cell>
          <table:table-cell table:style-name="Tabla80.B2" office:value-type="string">
            <text:p text:style-name="P10">7 <text:span text:style-name="T4">–</text:span> Se procede a la eliminación de la Fase en la base de datos.</text:p>
          </table:table-cell>
        </table:table-row>
      </table:table>
      <text:p text:style-name="P5"/>
      <table:table table:name="Tabla82" table:style-name="Tabla82">
        <table:table-column table:style-name="Tabla82.A"/>
        <table:table-row>
          <table:table-cell table:style-name="Tabla82.A1" office:value-type="string">
            <text:p text:style-name="P8">ALTERNATIVAS(Camino exitoso)</text:p>
          </table:table-cell>
        </table:table-row>
        <table:table-row>
          <table:table-cell table:style-name="Tabla82.A2" office:value-type="string">
            <text:list xml:id="list431681173" text:style-name="WW8Num8">
              <text:list-header>
                <text:p text:style-name="P14"><text:bookmark-start text:name="__DdeLink__13431_6801559641"/>A1. Cancelar eliminación de Fase.</text:p>
                <text:p text:style-name="P16"><text:bookmark-end text:name="__DdeLink__13431_6801559641"/>El Líder dispone de la opción Cancelar en todo momento, en cuyo caso se cierra el formulario de Eliminación de Fase y se redirecciona a la página de Administrar Fase. </text:p>
              </text:list-header>
            </text:list>
          </table:table-cell>
        </table:table-row>
      </table:table>
      <text:p text:style-name="P5"/>
      <table:table table:name="Tabla83" table:style-name="Tabla83">
        <table:table-column table:style-name="Tabla83.A"/>
        <table:table-row>
          <table:table-cell table:style-name="Tabla83.A1" office:value-type="string">
            <text:p text:style-name="P8">EXCEPCIONES</text:p>
          </table:table-cell>
        </table:table-row>
        <table:table-row>
          <table:table-cell table:style-name="Tabla83.A2" office:value-type="string">
            <text:list xml:id="list873346012" text:continue-numbering="true" text:style-name="WW8Num8">
              <text:list-header>
                <text:p text:style-name="P14">E1. Proyecto Inicializado.</text:p>
                <text:p text:style-name="P15">En el caso de que el Proyecto actual ya fue iniciado, no se podrán eliminar Fases. Se notificará al Líder mediante un mensaje que dicha operación es inválida.</text:p>
                <text:p text:style-name="P14"><text:bookmark-start text:name="__DdeLink__13433_6801559641"/>E2. Servidor Web no disponible.</text:p>
              </text:list-header>
            </text:list>
            <text:p text:style-name="P11">Si el Sistema no puede interactuar con el Servidor Web para la Eliminación de <text:soft-page-break/>Fase, el usuario debe ser notificado por medio de un mensaje.<text:bookmark-end text:name="__DdeLink__13433_6801559641"/></text:p>
          </table:table-cell>
        </table:table-row>
      </table:table>
      <text:p text:style-name="P5"/>
      <table:table table:name="Tabla85" table:style-name="Tabla85">
        <table:table-column table:style-name="Tabla85.A"/>
        <table:table-row>
          <table:table-cell table:style-name="Tabla85.A1" office:value-type="string">
            <text:p text:style-name="P10"><text:span text:style-name="T3">Asociaciones de Extensión:</text:span> Ninguna.</text:p>
          </table:table-cell>
        </table:table-row>
        <table:table-row>
          <table:table-cell table:style-name="Tabla85.A2" office:value-type="string">
            <text:p text:style-name="P10"><text:span text:style-name="T3">Asociaciones de Inclusión:</text:span> Consultar Fase.</text:p>
          </table:table-cell>
        </table:table-row>
        <table:table-row>
          <table:table-cell table:style-name="Tabla85.A2" office:value-type="string">
            <text:p text:style-name="P10"><text:span text:style-name="T3">Caso de Uso donde se incluye:</text:span> Ninguno.</text:p>
          </table:table-cell>
        </table:table-row>
        <table:table-row>
          <table:table-cell table:style-name="Tabla85.A2" office:value-type="string">
            <text:p text:style-name="P10"><text:span text:style-name="T3">Caso de Uso al que extiende:</text:span> Administrar Fase.</text:p>
          </table:table-cell>
        </table:table-row>
        <table:table-row>
          <table:table-cell table:style-name="Tabla85.A2" office:value-type="string">
            <text:p text:style-name="P10"><text:span text:style-name="T3">Caso de Uso de Generalización:</text:span> Ninguno.</text:p>
          </table:table-cell>
        </table:table-row>
        <table:table-row>
          <table:table-cell table:style-name="Tabla85.A2" office:value-type="string">
            <text:p text:style-name="P10"><text:span text:style-name="T3">Requerimientos Funcionales Asociados:</text:span> RF173 al RF177.</text:p>
          </table:table-cell>
        </table:table-row>
      </table:table>
      <text:list xml:id="list21350685022" text:style-name="L1">
        <text:list-item>
          <text:list>
            <text:list-item>
              <text:list>
                <text:list-item>
                  <text:list>
                    <text:list-header>
                      <text:p text:style-name="P12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9M2S</meta:editing-duration>
    <meta:editing-cycles>92</meta:editing-cycles>
    <meta:generator>LibreOffice/3.5$Linux_x86 LibreOffice_project/350m1$Build-2</meta:generator>
    <dc:date>2013-03-22T23:35:28</dc:date>
    <dc:creator>elena </dc:creator>
    <meta:document-statistic meta:table-count="5" meta:image-count="0" meta:object-count="0" meta:page-count="2" meta:paragraph-count="38" meta:word-count="324" meta:character-count="1949" meta:non-whitespace-character-count="1660"/>
    <meta:user-defined meta:name="Info 1"/>
    <meta:user-defined meta:name="Info 2"/>
    <meta:user-defined meta:name="Info 3"/>
    <meta:user-defined meta:name="Info 4"/>
  </office:meta>
</office:document-meta>
</file>